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3456110514001</text:p>
          </table:table-cell>
          <table:table-cell office:value-type="string" calcext:value-type="string">
            <text:p>202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3208" calcext:value-type="float">
            <text:p>241.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4561105140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1872" calcext:value-type="float">
            <text:p>241.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456110514001</text:p>
          </table:table-cell>
          <table:table-cell office:value-type="string" calcext:value-type="string">
            <text:p>202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8344" calcext:value-type="float">
            <text:p>240.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456110514001</text:p>
          </table:table-cell>
          <table:table-cell office:value-type="string" calcext:value-type="string">
            <text:p>202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92" calcext:value-type="float">
            <text:p>240.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456110514001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6528" calcext:value-type="float">
            <text:p>240.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456110514001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3856" calcext:value-type="float">
            <text:p>239.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456110514001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8136" calcext:value-type="float">
            <text:p>239.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456110514001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4128" calcext:value-type="float">
            <text:p>238.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